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quote-cjk-patch" svg:font-family="quote-cjk-patch, Inter, system-ui, apple-system, BlinkMacSystemFont, 'Segoe UI', Roboto, Oxygen, Ubuntu, Cantarell, 'Open Sans', 'Helvetica Neue', sans-serif"/>
    <style:font-face style:name="Noto Sans CJK SC1" svg:font-family="'Noto Sans CJK SC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rsid="0009c4d9" officeooo:paragraph-rsid="0009c4d9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b66e2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c0f96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officeooo:rsid="000b2738" officeooo:paragraph-rsid="000b2738"/>
    </style:style>
    <style:style style:name="T1" style:family="text">
      <style:text-properties fo:font-variant="normal" fo:text-transform="none" fo:color="#0f1115" fo:letter-spacing="normal" style:font-name-asian="quote-cjk-patch" style:font-size-asian="9.60000038146973pt" style:font-style-asian="normal" style:font-weight-asian="normal"/>
    </style:style>
    <style:style style:name="T2" style:family="text">
      <style:text-properties officeooo:rsid="0008eb13"/>
    </style:style>
    <style:style style:name="T3" style:family="text">
      <style:text-properties officeooo:rsid="0009c4d9"/>
    </style:style>
    <style:style style:name="T4" style:family="text">
      <style:text-properties officeooo:rsid="000c0f9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<text:span text:style-name="T2">1、</text:span>Python编程中的一个重要设计模式：</text:p>
      <text:p text:style-name="P1"><text:span text:style-name="T2">1） </text:span>第1章: 人物介绍 (class定义)</text:p>
      <text:p text:style-name="P1"><text:span text:style-name="T2">2） </text:span>第2章: 背景设定 (方法定义) <text:s/></text:p>
      <text:p text:style-name="P1"><text:span text:style-name="T2">3） </text:span>第3章: 情节发展 (各种函数)</text:p>
      <text:p text:style-name="P1"><text:span text:style-name="T2">4） </text:span>...</text:p>
      <text:p text:style-name="P1"><text:span text:style-name="T2">5） </text:span>最后一章: 故事开始！(if __name__ == '__main__':)</text:p>
      <text:p text:style-name="P1"/>
      <text:p text:style-name="P1">--<text:span text:style-name="T2">2、步骤1：Python解释器启动</text:span></text:p>
      <text:p text:style-name="P1"># 解释器开始读取文件...</text:p>
      <text:p text:style-name="P1">#!/usr/bin/env python3 <text:s text:c="4"/></text:p>
      <text:p text:style-name="P1">from __future__ import print_function</text:p>
      <text:p text:style-name="P1">import roslib</text:p>
      <text:p text:style-name="P1"># ... 所有import语句</text:p>
      <text:p text:style-name="P1"/>
      <text:p text:style-name="P5"><text:span text:style-name="T4">解释器指令（#！）：</text:span></text:p>
      <text:p text:style-name="P5"><text:span text:style-name="T4">#使用env命令查找python3，#！叫哈希邦或者解释器指令</text:span></text:p>
      <text:p text:style-name="P4"/>
      <text:p text:style-name="P4">import语句：</text:p>
      <text:p text:style-name="P4">import math，导入整个模块，需要模块中多个功能时<text:tab/></text:p>
      <text:p text:style-name="P4">from math import sqrt，导入特定名称，只需要少数几个功能时<text:tab/></text:p>
      <text:p text:style-name="P4">import numpy as np，导入并重命名，模块名太长或冲突时<text:tab/></text:p>
      <text:p text:style-name="P1"/>
      <text:p text:style-name="P1">--<text:span text:style-name="T3">3、步骤2：定义类和方法</text:span></text:p>
      <text:p text:style-name="P1">class GripperTeleop: <text:s/># 这只是"定义"，不是"执行"</text:p>
      <text:p text:style-name="P1"><text:s text:c="4"/>def __init__(self): <text:s/># 定义构造函数</text:p>
      <text:p text:style-name="P1"><text:s text:c="8"/>pass <text:s/># 现在不运行，只是告诉Python有这个函数</text:p>
      <text:p text:style-name="P1"><text:s text:c="4"/></text:p>
      <text:p text:style-name="P1"><text:s text:c="4"/>def glove_data_callback(self, msg): <text:s/># 定义回调函数</text:p>
      <text:p text:style-name="P1"><text:s text:c="8"/>pass <text:s/># 现在不运行</text:p>
      <text:p text:style-name="P1"><text:s text:c="4"/># ... 其他方法定义</text:p>
      <text:p text:style-name="P1"/>
      <text:p text:style-name="P2">key points：<text:span text:style-name="T1">def 只是定义函数，像写菜谱，不是执行做菜！</text:span></text:p>
      <text:p text:style-name="P1"/>
      <text:p text:style-name="P1">--<text:span text:style-name="T3">4、步骤3：遇到条件判断</text:span></text:p>
      <text:p text:style-name="P1">if __name__ == '__main__': <text:s/># ⭐ 重要时刻！</text:p>
      <text:p text:style-name="P1"><text:s text:c="4"/># 只有这里面的代码会立即执行</text:p>
      <text:p text:style-name="P1"/>
      <text:p text:style-name="P1">__name__ 变量的魔术</text:p>
      <text:p text:style-name="P1"/>
      <text:p text:style-name="P1"><text:span text:style-name="T3">1） </text:span>场景1：直接运行这个文件</text:p>
      <text:p text:style-name="P1">python gripper_teleop.py</text:p>
      <text:p text:style-name="P1"/>
      <text:p text:style-name="P1">程序内部：</text:p>
      <text:p text:style-name="P1">__name__ = "__main__"</text:p>
      <text:p text:style-name="P1">if "__main__" == "__main__": <text:s/># True!</text:p>
      <text:p text:style-name="P1"><text:s text:c="4"/>执行这里的代码</text:p>
      <text:p text:style-name="P1"/>
      <text:p text:style-name="P6">2） 场景2：作为模块被导入</text:p>
      <text:p text:style-name="P6"># 另一个文件：test.py</text:p>
      <text:p text:style-name="P6"><text:soft-page-break/>import gripper_teleop <text:s/># 导入你的程序</text:p>
      <text:p text:style-name="P6"/>
      <text:p text:style-name="P6">程序内部：</text:p>
      <text:p text:style-name="P6">__name__ = "gripper_teleop" <text:s/># 模块名</text:p>
      <text:p text:style-name="P6">if "gripper_teleop" == "__main__": <text:s/># False!</text:p>
      <text:p text:style-name="P6"><text:s text:c="4"/>跳过这里的代码</text:p>
      <text:p text:style-name="P6"/>
      <text:p text:style-name="P6"/>
      <text:p text:style-name="P6">--5、视觉化执行流程图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quote-cjk-patch" svg:font-family="quote-cjk-patch, Inter, system-ui, apple-system, BlinkMacSystemFont, 'Segoe UI', Roboto, Oxygen, Ubuntu, Cantarell, 'Open Sans', 'Helvetica Neue', sans-serif"/>
    <style:font-face style:name="Noto Sans CJK SC1" svg:font-family="'Noto Sans CJK SC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CJK SC" style:font-family-complex="'Noto Sans CJK SC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2-31T11:32:59.233775886</meta:creation-date>
    <meta:generator>LibreOffice/6.4.7.2$Linux_X86_64 LibreOffice_project/40$Build-2</meta:generator>
    <dc:date>2026-01-13T20:10:39.433222877</dc:date>
    <meta:editing-duration>PT9M26S</meta:editing-duration>
    <meta:editing-cycles>3</meta:editing-cycles>
    <meta:document-statistic meta:table-count="0" meta:image-count="0" meta:object-count="0" meta:page-count="2" meta:paragraph-count="45" meta:word-count="473" meta:character-count="1024" meta:non-whitespace-character-count="881"/>
  </office:meta>
</office:document-meta>
</file>